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rsid="0016dd13" officeooo:paragraph-rsid="0016dd13"/>
    </style:style>
    <style:style style:name="P4" style:family="paragraph" style:parent-style-name="Standard">
      <style:paragraph-properties fo:text-align="start" style:justify-single-word="false"/>
      <style:text-properties fo:font-size="12pt" fo:font-weight="normal" officeooo:rsid="0016dd13" officeooo:paragraph-rsid="00191a2c"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6dd13" officeooo:paragraph-rsid="001a487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e2ebb" officeooo:paragraph-rsid="00191a2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4pt" fo:font-weight="bold" officeooo:rsid="001e2ebb" officeooo:paragraph-rsid="001e2ebb" style:font-size-asian="14pt" style:font-weight-asian="bold" style:font-size-complex="14pt" style:font-weight-complex="bold"/>
    </style:style>
    <style:style style:name="T1" style:family="text">
      <style:text-properties fo:font-weight="bold" officeooo:rsid="0015f8b8" style:font-weight-asian="bold" style:font-weight-complex="bold"/>
    </style:style>
    <style:style style:name="T2" style:family="text">
      <style:text-properties fo:font-weight="bold" officeooo:rsid="00242c00" style:font-weight-asian="bold" style:font-weight-complex="bold"/>
    </style:style>
    <style:style style:name="T3" style:family="text">
      <style:text-properties fo:font-size="18pt" fo:font-weight="bold" officeooo:rsid="0016dd13"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16dd13" style:font-size-asian="14pt" style:font-weight-asian="bold" style:font-size-complex="14pt" style:font-weight-complex="bold"/>
    </style:style>
    <style:style style:name="T6" style:family="text">
      <style:text-properties fo:font-size="14pt" fo:font-weight="bold" officeooo:rsid="001a4871" style:font-size-asian="14pt" style:font-weight-asian="bold" style:font-size-complex="14pt" style:font-weight-complex="bold"/>
    </style:style>
    <style:style style:name="T7" style:family="text">
      <style:text-properties fo:font-size="14pt" fo:font-weight="normal" officeooo:rsid="0016dd13" style:font-size-asian="14pt" style:font-weight-asian="normal" style:font-size-complex="14pt" style:font-weight-complex="normal"/>
    </style:style>
    <style:style style:name="T8" style:family="text">
      <style:text-properties fo:font-size="12pt" fo:font-weight="normal" officeooo:rsid="0016dd13" style:font-size-asian="10.5pt" style:font-weight-asian="normal" style:font-size-complex="12pt" style:font-weight-complex="normal"/>
    </style:style>
    <style:style style:name="T9" style:family="text">
      <style:text-properties officeooo:rsid="00191a2c"/>
    </style:style>
    <style:style style:name="T10" style:family="text">
      <style:text-properties officeooo:rsid="001a4871"/>
    </style:style>
    <style:style style:name="T11" style:family="text">
      <style:text-properties officeooo:rsid="00366e0b"/>
    </style:style>
    <style:style style:name="T12" style:family="text">
      <style:text-properties officeooo:rsid="003aaac8"/>
    </style:style>
    <style:style style:name="T13" style:family="text">
      <style:text-properties officeooo:rsid="003ea0c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span text:style-name="T3">Technical Definition</text:span><text:tab/><text:tab/><text:tab/><text:tab/><text:tab/><text:span text:style-name="T1"><text:tab/></text:span></text:p>
      <text:p text:style-name="P2"><text:span text:style-name="T1"><text:tab/><text:tab/><text:tab/> <text:s text:c="6"/></text:span><text:span text:style-name="T2">US Demo - </text:span><text:span text:style-name="T5">Cognitive Application</text:span></text:p>
      <text:p text:style-name="P2"><text:span text:style-name="T5"><text:tab/><text:tab/><text:tab/><text:tab/><text:tab/> <text:s/></text:span><text:span text:style-name="T7"><text:s/></text:span><text:span text:style-name="T8">Kai Geronik</text:span></text:p>
      <text:p text:style-name="P2"><text:span text:style-name="T5"/></text:p>
      <text:p text:style-name="P3"><text:span text:style-name="T4">App Design</text:span></text:p>
      <text:p text:style-name="P5">The app will be designed as a regular application, with a single loop, which will constantly run and enter the correct the code section based on the user’s choice in the UI selector, which the application would always come back to after each game.</text:p>
      <text:p text:style-name="P5"/>
      <text:p text:style-name="P5"><text:span text:style-name="T4">Technical </text:span><text:span text:style-name="T6">Aspects</text:span></text:p>
      <text:p text:style-name="P5"><text:span text:style-name="T10">All of the audio files and UI screens would be saved locally on the robot, in order to prevent internet connection malfunctions from crashing the application. </text:span><text:span text:style-name="T11">This means that the UI icons, logos, etc.. would be stored on the assets folder of the chest_web inside the workspace, and the audio files would be stored in the dat folder.</text:span><text:line-break/><text:line-break/><text:span text:style-name="T4">Technical Patches</text:span></text:p>
      <text:p text:style-name="P4">At the moment, the sound controller’s improvement* is yet to be released. As a result, sounds will be static. Furthermore, they’ll have to be loaded and assigned to a buffer upon every bring up. Considering the short variety of sentences in this application, I estimate the loading time to be <text:span text:style-name="T13">5</text:span> minutes upon every bringup.<text:line-break/><text:line-break/><text:span text:style-name="T10">As a result, pyraya is required to be on the feature/belinson_app_controllers branch.</text:span></text:p>
      <text:p text:style-name="P6"/>
      <text:p text:style-name="P7">Attache</text:p>
      <text:p text:style-name="P4">* <text:span text:style-name="T9">Sound controller’s improvement slack thread - https://unlimitedrobotics.slack.com/archives/C01EWE2JFDM/p1721151564284879</text:span><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8T10:02:08.657157347</meta:creation-date>
    <dc:date>2024-07-28T13:13:54.892072853</dc:date>
    <meta:editing-duration>PT3H11M42S</meta:editing-duration>
    <meta:editing-cycles>11</meta:editing-cycles>
    <meta:generator>LibreOffice/7.3.7.2$Linux_X86_64 LibreOffice_project/30$Build-2</meta:generator>
    <meta:document-statistic meta:table-count="0" meta:image-count="0" meta:object-count="0" meta:page-count="1" meta:paragraph-count="10" meta:word-count="193" meta:character-count="1255" meta:non-whitespace-character-count="1040"/>
  </office:meta>
</office:document-meta>
</file>